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PathExtensionContentNegotiationStrategy.ServletPathExtensionContentNegotiationStrategy( ServletContext servletContext , @ Nullable Map &lt; String , MediaType &gt; media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PathExtensionContentNegotiationStrategy.ServletPathExtensionContentNegotiationStrategy( Servle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PathExtensionContentNegotiationStrategy.getMediaTypeForResource( Resource re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vletPathExtensionContentNegotiationStrategy.handleNoMatch( NativeWebRequest webRequest , String extens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